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nalysi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path_len</text:p>
          </table:table-cell>
          <table:table-cell office:value-type="string" calcext:value-type="string">
            <text:p>min_dist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imulation_5.pkl</text:p>
          </table:table-cell>
          <table:table-cell office:value-type="float" office:value="66.267" calcext:value-type="float">
            <text:p>66.267</text:p>
          </table:table-cell>
          <table:table-cell office:value-type="float" office:value="35.0955520481927" calcext:value-type="float">
            <text:p>35.0955520481927</text:p>
          </table:table-cell>
          <table:table-cell office:value-type="float" office:value="0.135312389311897" calcext:value-type="float">
            <text:p>0.135312389311897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7.pkl</text:p>
          </table:table-cell>
          <table:table-cell office:value-type="float" office:value="84.133" calcext:value-type="float">
            <text:p>84.133</text:p>
          </table:table-cell>
          <table:table-cell office:value-type="float" office:value="34.7317054114268" calcext:value-type="float">
            <text:p>34.7317054114268</text:p>
          </table:table-cell>
          <table:table-cell office:value-type="float" office:value="0.1538291654764" calcext:value-type="float">
            <text:p>0.1538291654764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2.pkl</text:p>
          </table:table-cell>
          <table:table-cell office:value-type="float" office:value="63.934" calcext:value-type="float">
            <text:p>63.934</text:p>
          </table:table-cell>
          <table:table-cell office:value-type="float" office:value="34.435963286609" calcext:value-type="float">
            <text:p>34.435963286609</text:p>
          </table:table-cell>
          <table:table-cell office:value-type="float" office:value="0.104571236428082" calcext:value-type="float">
            <text:p>0.104571236428082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10.pkl</text:p>
          </table:table-cell>
          <table:table-cell office:value-type="float" office:value="66.433" calcext:value-type="float">
            <text:p>66.433</text:p>
          </table:table-cell>
          <table:table-cell office:value-type="float" office:value="33.3475759176525" calcext:value-type="float">
            <text:p>33.3475759176525</text:p>
          </table:table-cell>
          <table:table-cell office:value-type="float" office:value="0.110441296519906" calcext:value-type="float">
            <text:p>0.110441296519906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simulation_3.pkl</text:p>
          </table:table-cell>
          <table:table-cell office:value-type="float" office:value="97.2" calcext:value-type="float">
            <text:p>97.2</text:p>
          </table:table-cell>
          <table:table-cell office:value-type="float" office:value="20.1646965941559" calcext:value-type="float">
            <text:p>20.1646965941559</text:p>
          </table:table-cell>
          <table:table-cell office:value-type="float" office:value="0.100504791542263" calcext:value-type="float">
            <text:p>0.100504791542263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1.pkl</text:p>
          </table:table-cell>
          <table:table-cell office:value-type="float" office:value="94.666" calcext:value-type="float">
            <text:p>94.666</text:p>
          </table:table-cell>
          <table:table-cell office:value-type="float" office:value="33.8988474462926" calcext:value-type="float">
            <text:p>33.8988474462926</text:p>
          </table:table-cell>
          <table:table-cell office:value-type="float" office:value="0.170371351589028" calcext:value-type="float">
            <text:p>0.170371351589028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8.pkl</text:p>
          </table:table-cell>
          <table:table-cell office:value-type="float" office:value="72.267" calcext:value-type="float">
            <text:p>72.267</text:p>
          </table:table-cell>
          <table:table-cell office:value-type="float" office:value="37.2669991119073" calcext:value-type="float">
            <text:p>37.2669991119073</text:p>
          </table:table-cell>
          <table:table-cell office:value-type="float" office:value="0.108707888326869" calcext:value-type="float">
            <text:p>0.108707888326869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9.pkl</text:p>
          </table:table-cell>
          <table:table-cell office:value-type="float" office:value="69.1" calcext:value-type="float">
            <text:p>69.1</text:p>
          </table:table-cell>
          <table:table-cell office:value-type="float" office:value="36.2038152286255" calcext:value-type="float">
            <text:p>36.2038152286255</text:p>
          </table:table-cell>
          <table:table-cell office:value-type="float" office:value="0.131838331233366" calcext:value-type="float">
            <text:p>0.131838331233366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mulation_6.pkl</text:p>
          </table:table-cell>
          <table:table-cell office:value-type="float" office:value="65.067" calcext:value-type="float">
            <text:p>65.067</text:p>
          </table:table-cell>
          <table:table-cell office:value-type="float" office:value="33.6531346440454" calcext:value-type="float">
            <text:p>33.6531346440454</text:p>
          </table:table-cell>
          <table:table-cell office:value-type="float" office:value="0.181962022770371" calcext:value-type="float">
            <text:p>0.181962022770371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simulation_4.pkl</text:p>
          </table:table-cell>
          <table:table-cell office:value-type="float" office:value="77.3" calcext:value-type="float">
            <text:p>77.3</text:p>
          </table:table-cell>
          <table:table-cell office:value-type="float" office:value="35.2642111057588" calcext:value-type="float">
            <text:p>35.2642111057588</text:p>
          </table:table-cell>
          <table:table-cell office:value-type="float" office:value="0.188603921249646" calcext:value-type="float">
            <text:p>0.188603921249646</text:p>
          </table:table-cell>
          <table:table-cell table:number-columns-repeated="2" table:style-name="ce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75.6367" calcext:value-type="float">
            <text:p>75.6367</text:p>
          </table:table-cell>
          <table:table-cell office:value-type="float" office:value="33.4062500794667" calcext:value-type="float">
            <text:p>33.4062500794667</text:p>
          </table:table-cell>
          <table:table-cell office:value-type="float" office:value="0.138614239444783" calcext:value-type="float">
            <text:p>0.138614239444783</text:p>
          </table:table-cell>
          <table:table-cell office:value-type="string" calcext:value-type="string">
            <text:p>100.0% collision</text:p>
          </table:table-cell>
          <table:table-cell office:value-type="string" calcext:value-type="string">
            <text:p>100.0% timeout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float" office:value="66.267" calcext:value-type="float">
            <text:p>66.267</text:p>
          </table:table-cell>
          <table:table-cell office:value-type="float" office:value="35.0955520481927" calcext:value-type="float">
            <text:p>35.0955520481927</text:p>
          </table:table-cell>
          <table:table-cell office:value-type="float" office:value="0.135312389311897" calcext:value-type="float">
            <text:p>0.1353123893118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4.133" calcext:value-type="float">
            <text:p>84.133</text:p>
          </table:table-cell>
          <table:table-cell office:value-type="float" office:value="34.7317054114268" calcext:value-type="float">
            <text:p>34.7317054114268</text:p>
          </table:table-cell>
          <table:table-cell office:value-type="float" office:value="0.1538291654764" calcext:value-type="float">
            <text:p>0.15382916547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.934" calcext:value-type="float">
            <text:p>63.934</text:p>
          </table:table-cell>
          <table:table-cell office:value-type="float" office:value="34.435963286609" calcext:value-type="float">
            <text:p>34.435963286609</text:p>
          </table:table-cell>
          <table:table-cell office:value-type="float" office:value="0.104571236428082" calcext:value-type="float">
            <text:p>0.1045712364280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.433" calcext:value-type="float">
            <text:p>66.433</text:p>
          </table:table-cell>
          <table:table-cell office:value-type="float" office:value="33.3475759176525" calcext:value-type="float">
            <text:p>33.3475759176525</text:p>
          </table:table-cell>
          <table:table-cell office:value-type="float" office:value="0.110441296519906" calcext:value-type="float">
            <text:p>0.1104412965199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4.666" calcext:value-type="float">
            <text:p>94.666</text:p>
          </table:table-cell>
          <table:table-cell office:value-type="float" office:value="33.8988474462926" calcext:value-type="float">
            <text:p>33.8988474462926</text:p>
          </table:table-cell>
          <table:table-cell office:value-type="float" office:value="0.170371351589028" calcext:value-type="float">
            <text:p>0.1703713515890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.267" calcext:value-type="float">
            <text:p>72.267</text:p>
          </table:table-cell>
          <table:table-cell office:value-type="float" office:value="37.2669991119073" calcext:value-type="float">
            <text:p>37.2669991119073</text:p>
          </table:table-cell>
          <table:table-cell office:value-type="float" office:value="0.108707888326869" calcext:value-type="float">
            <text:p>0.108707888326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.1" calcext:value-type="float">
            <text:p>69.1</text:p>
          </table:table-cell>
          <table:table-cell office:value-type="float" office:value="36.2038152286255" calcext:value-type="float">
            <text:p>36.2038152286255</text:p>
          </table:table-cell>
          <table:table-cell office:value-type="float" office:value="0.131838331233366" calcext:value-type="float">
            <text:p>0.131838331233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.067" calcext:value-type="float">
            <text:p>65.067</text:p>
          </table:table-cell>
          <table:table-cell office:value-type="float" office:value="33.6531346440454" calcext:value-type="float">
            <text:p>33.6531346440454</text:p>
          </table:table-cell>
          <table:table-cell office:value-type="float" office:value="0.181962022770371" calcext:value-type="float">
            <text:p>0.181962022770371</text:p>
          </table:table-cell>
          <table:table-cell table:number-columns-repeated="2"/>
        </table:table-row>
        <table:table-row table:style-name="ro1">
          <table:table-cell/>
          <table:table-cell table:formula="of:=SUM([.B21:.B28])/8" office:value-type="float" office:value="72.733375" calcext:value-type="float">
            <text:p>72.733375</text:p>
          </table:table-cell>
          <table:table-cell table:formula="of:=SUM([.C21:.C28])/8" office:value-type="float" office:value="34.829199136844" calcext:value-type="float">
            <text:p>34.829199136844</text:p>
          </table:table-cell>
          <table:table-cell table:formula="of:=SUM([.D21:.D28])/8" office:value-type="float" office:value="0.13712921020699" calcext:value-type="float">
            <text:p>0.137129210206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21:25:36.70929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9-29T21:28:49.962591367</dc:date>
    <meta:editing-duration>PT7M56S</meta:editing-duration>
    <meta:editing-cycles>4</meta:editing-cycles>
    <meta:generator>LibreOffice/6.4.7.2$Linux_X86_64 LibreOffice_project/40$Build-2</meta:generator>
    <meta:document-statistic meta:table-count="1" meta:cell-count="99" meta:object-count="0"/>
  </office:meta>
</office:document-meta>
</file>